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text-autospace="none"/>
    </style:style>
    <style:style style:name="P3" style:family="paragraph">
      <style:paragraph-properties style:text-autospace="none"/>
    </style:style>
    <style:style style:name="P4" style:family="paragraph">
      <style:paragraph-properties fo:text-align="center"/>
      <style:text-properties fo:font-family="Arial" style:font-family-generic="swiss" style:font-pitch="variable" fo:font-size="22pt" style:font-size-asian="22pt" style:font-size-complex="22pt"/>
    </style:style>
    <style:style style:name="P5" style:family="paragraph">
      <style:text-properties fo:color="#000000" fo:font-size="14pt" style:font-size-asian="14pt" style:font-size-complex="14pt"/>
    </style:style>
    <style:style style:name="P6" style:family="paragraph">
      <style:paragraph-properties style:text-autospace="none"/>
      <style:text-properties style:text-underline-style="none"/>
    </style:style>
    <style:style style:name="P7" style:family="paragraph">
      <style:text-properties fo:color="#000000" fo:font-size="14pt" style:text-underline-style="none" style:font-size-asian="14pt" style:font-size-complex="14pt"/>
    </style:style>
    <style:style style:name="T1" style:family="text">
      <style:text-properties fo:color="#b80047" fo:font-family="Arial" style:font-family-generic="swiss" style:font-pitch="variable" fo:font-size="22pt" fo:font-weight="bold" style:font-family-asian="TimesNewRomanPSMT" style:font-family-generic-asian="roman" style:font-size-asian="22pt" style:font-weight-asian="bold" style:font-family-complex="TimesNewRomanPSMT" style:font-family-generic-complex="roman" style:font-size-complex="22pt" style:font-weight-complex="bold"/>
    </style:style>
    <style:style style:name="T2" style:family="text">
      <style:text-properties fo:font-family="Arial" style:font-family-generic="swiss" style:font-pitch="variable" fo:font-size="22pt" style:font-family-asian="TimesNewRomanPSMT" style:font-family-generic-asian="roman" style:font-size-asian="22pt" style:font-family-complex="TimesNewRomanPSMT" style:font-family-generic-complex="roman" style:font-size-complex="22pt"/>
    </style:style>
    <style:style style:name="T3" style:family="text">
      <style:text-properties fo:color="#000000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letter-kerning="true" style:font-family-asian="TimesNewRomanPSMT" style:font-family-generic-asian="roman" style:font-size-asian="22pt" style:font-style-asian="normal" style:font-weight-asian="normal" style:font-family-complex="TimesNewRomanPSMT" style:font-family-generic-complex="roman" style:font-size-complex="22pt" style:font-style-complex="normal" style:font-weight-complex="normal" style:text-emphasize="none" style:font-relief="none"/>
    </style:style>
    <style:style style:name="T4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000000" style:text-outline="false" style:text-line-through-style="none" fo:font-family="Arial" style:font-family-generic="swiss" style:font-pitch="variable" fo:font-size="22pt" fo:font-style="normal" fo:text-shadow="none" style:text-underline-style="solid" style:text-underline-width="auto" style:text-underline-color="font-color" fo:font-weight="normal" style:letter-kerning="true" style:font-family-asian="TimesNewRomanPSMT" style:font-family-generic-asian="roman" style:font-size-asian="22pt" style:font-style-asian="normal" style:font-weight-asian="normal" style:font-family-complex="TimesNewRomanPSMT" style:font-family-generic-complex="roman" style:font-size-complex="22pt" style:font-style-complex="normal" style:font-weight-complex="normal" style:text-emphasize="none" style:font-relief="none"/>
    </style:style>
    <style:style style:name="T6" style:family="text">
      <style:text-properties fo:color="#0000ff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letter-kerning="true" style:font-family-asian="TimesNewRomanPSMT" style:font-family-generic-asian="roman" style:font-size-asian="22pt" style:font-style-asian="normal" style:font-weight-asian="normal" style:font-family-complex="TimesNewRomanPSMT" style:font-family-generic-complex="roman" style:font-size-complex="22pt" style:font-style-complex="normal" style:font-weight-complex="normal" style:text-emphasize="none" style:font-relief="none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color="#0000ff" fo:font-size="22pt" style:font-size-asian="22pt" style:font-size-complex="22pt"/>
    </style:style>
    <style:style style:name="T9" style:family="text">
      <style:text-properties fo:color="#0000ff" style:text-outline="false" style:text-line-through-style="none" fo:font-family="Arial" style:font-family-generic="swiss" style:font-pitch="variable" fo:font-size="24pt" fo:font-style="normal" fo:text-shadow="none" style:text-underline-style="none" fo:font-weight="normal" style:letter-kerning="true" style:font-family-asian="TimesNewRomanPSMT" style:font-family-generic-asian="roman" style:font-size-asian="24pt" style:font-style-asian="normal" style:font-weight-asian="normal" style:font-family-complex="TimesNewRomanPSMT" style:font-family-generic-complex="roman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4" draw:layer="layout" svg:width="11.517cm" svg:height="10.509cm" svg:x="8.727cm" svg:y="1.037cm">
          <draw:text-box>
            <text:p text:style-name="P1"><text:span text:style-name="T1"/></text:p>
            <text:p text:style-name="P1"><text:span text:style-name="T1">PHOTOMETRY WITH AUDELA</text:span></text:p>
            <text:p text:style-name="P2"><text:span text:style-name="T2"/></text:p>
            <text:p text:style-name="P2"><text:span text:style-name="T2">AudeLA level 5 (60 min)</text:span></text:p>
            <text:p text:style-name="P2"><text:span text:style-name="T2"/></text:p>
            <text:p text:style-name="P2"><text:span text:style-name="T2"/></text:p>
            <text:p text:style-name="P3"><text:span text:style-name="T3">The photometers</text:span></text:p>
            <text:p text:style-name="P3"><text:span text:style-name="T3">The photometry equations</text:span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4" draw:layer="layout" svg:width="16.618cm" svg:height="2.021cm" svg:x="5.627cm" svg:y="1.037cm">
          <draw:text-box>
            <text:p text:style-name="P1"><text:span text:style-name="T1"/></text:p>
            <text:p text:style-name="P3"><text:span text:style-name="T1">THE PHOTOMETERS AND THE EQUATIONS</text:span></text:p>
          </draw:text-box>
        </draw:frame>
        <draw:custom-shape draw:style-name="gr3" draw:text-style-name="P1" draw:layer="layout" svg:width="7cm" svg:height="3cm" svg:x="3.5cm" svg:y="4cm">
          <text:p text:style-name="P1">Image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1" draw:layer="layout" svg:width="10.5cm" svg:height="3cm" svg:x="2cm" svg:y="8cm">
          <text:p text:style-name="P1">photomet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4cm" svg:height="2cm" svg:x="5cm" svg:y="12cm">
          <text:p text:style-name="P1">flux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3" draw:text-style-name="P1" draw:layer="layout" svg:width="10.5cm" svg:height="3cm" svg:x="1.999cm" svg:y="14.799cm">
          <text:p text:style-name="P1">equa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4cm" svg:height="2cm" svg:x="4.999cm" svg:y="18.699cm">
          <text:p text:style-name="P1">magnitude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line draw:style-name="gr4" draw:text-style-name="P1" draw:layer="layout" svg:x1="7cm" svg:y1="7cm" svg:x2="7cm" svg:y2="8cm">
          <text:p/>
        </draw:line>
        <draw:line draw:style-name="gr4" draw:text-style-name="P1" draw:layer="layout" svg:x1="6.95cm" svg:y1="10.999cm" svg:x2="6.95cm" svg:y2="11.999cm">
          <text:p/>
        </draw:line>
        <draw:line draw:style-name="gr4" draw:text-style-name="P1" draw:layer="layout" svg:x1="6.95cm" svg:y1="13.999cm" svg:x2="6.95cm" svg:y2="14.999cm">
          <text:p/>
        </draw:line>
        <draw:line draw:style-name="gr4" draw:text-style-name="P1" draw:layer="layout" svg:x1="6.85cm" svg:y1="17.799cm" svg:x2="6.85cm" svg:y2="18.799cm">
          <text:p/>
        </draw:line>
        <draw:frame draw:style-name="gr1" draw:text-style-name="P5" draw:layer="layout" svg:width="14.472cm" svg:height="11.024cm" svg:x="13.4cm" svg:y="6.793cm">
          <draw:text-box>
            <text:p text:style-name="P5"><text:span text:style-name="T4">loadima ic1</text:span></text:p>
            <text:p text:style-name="P5"><text:span text:style-name="T4">set box [::confVisu::getBox 1]</text:span></text:p>
            <text:p text:style-name="P5"><text:span text:style-name="T4">set res [buf1 fitgauss $box]</text:span></text:p>
            <text:p text:style-name="P5"><text:span text:style-name="T4">set xc [lindex $res 1]</text:span></text:p>
            <text:p text:style-name="P5"><text:span text:style-name="T4">set yc [lindex $res 5]</text:span></text:p>
            <text:p text:style-name="P5"><text:span text:style-name="T4">set radec [buf1 xy2radec [list $xc $yc]]</text:span></text:p>
            <text:p text:style-name="P5"><text:span text:style-name="T4">set res [ vo_neareststar [lindex $radec 0] [lindex $radec 1] ]</text:span></text:p>
            <text:p text:style-name="P5"><text:span text:style-name="T4">set magr [lindex [lindex $res 0] 5]</text:span></text:p>
            <text:p text:style-name="P5"><text:span text:style-name="T4">set res [buf1 phot $box]</text:span></text:p>
            <text:p text:style-name="P5"><text:span text:style-name="T4">set flux [lindex $res 0]</text:span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>set magr 12.18</text:span></text:p>
            <text:p text:style-name="P5"><text:span text:style-name="T4">set zmagr [expr $magr + 2.5*log10($flux) ]</text:span></text:p>
            <text:p text:style-name="P5"><text:span text:style-name="T4">set res [buf1 phot $box]</text:span></text:p>
            <text:p text:style-name="P5"><text:span text:style-name="T4">set flux [lindex $res 0]</text:span></text:p>
            <text:p text:style-name="P5"><text:span text:style-name="T4">set magr [expr $zmagr - 2.5*log10($flux) 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4" draw:layer="layout" svg:width="16.618cm" svg:height="2.021cm" svg:x="5.627cm" svg:y="1.037cm">
          <draw:text-box>
            <text:p text:style-name="P1"><text:span text:style-name="T1"/></text:p>
            <text:p text:style-name="P3"><text:span text:style-name="T1">THE PHOTOMETERS AND THE EQUATIONS</text:span></text:p>
          </draw:text-box>
        </draw:frame>
        <draw:custom-shape draw:style-name="gr3" draw:text-style-name="P1" draw:layer="layout" svg:width="7cm" svg:height="3cm" svg:x="3.5cm" svg:y="4cm">
          <text:p text:style-name="P1">Image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1" draw:layer="layout" svg:width="10.5cm" svg:height="3cm" svg:x="2cm" svg:y="8cm">
          <text:p text:style-name="P1">photomet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4cm" svg:height="2cm" svg:x="5cm" svg:y="12cm">
          <text:p text:style-name="P1">flux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3" draw:text-style-name="P1" draw:layer="layout" svg:width="10.5cm" svg:height="3cm" svg:x="1.999cm" svg:y="14.799cm">
          <text:p text:style-name="P1">equa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4cm" svg:height="2cm" svg:x="4.999cm" svg:y="18.699cm">
          <text:p text:style-name="P1">magnitude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line draw:style-name="gr4" draw:text-style-name="P1" draw:layer="layout" svg:x1="7cm" svg:y1="7cm" svg:x2="7cm" svg:y2="8cm">
          <text:p/>
        </draw:line>
        <draw:line draw:style-name="gr4" draw:text-style-name="P1" draw:layer="layout" svg:x1="6.95cm" svg:y1="10.999cm" svg:x2="6.95cm" svg:y2="11.999cm">
          <text:p/>
        </draw:line>
        <draw:line draw:style-name="gr4" draw:text-style-name="P1" draw:layer="layout" svg:x1="6.95cm" svg:y1="13.999cm" svg:x2="6.95cm" svg:y2="14.999cm">
          <text:p/>
        </draw:line>
        <draw:line draw:style-name="gr4" draw:text-style-name="P1" draw:layer="layout" svg:x1="6.85cm" svg:y1="17.799cm" svg:x2="6.85cm" svg:y2="18.799cm">
          <text:p/>
        </draw:line>
        <draw:frame draw:style-name="gr1" draw:text-style-name="P7" draw:layer="layout" svg:width="7.707cm" svg:height="11.483cm" svg:x="13.2cm" svg:y="7.393cm">
          <draw:text-box>
            <text:p text:style-name="P6"><text:span text:style-name="T3">Integral photometry</text:span></text:p>
            <text:p text:style-name="P6"><text:span text:style-name="T3">Fitting photometry</text:span></text:p>
            <text:p text:style-name="P6"><text:span text:style-name="T3">Sextractor</text:span></text:p>
            <text:p text:style-name="P6"><text:span text:style-name="T3">PSF fitting</text:span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3"><text:span text:style-name="T3">One unfiltered image</text:span></text:p>
            <text:p text:style-name="P3"><text:span text:style-name="T3">One filtered image</text:span></text:p>
            <text:p text:style-name="P3"><text:span text:style-name="T3">Two filtered images</text:span></text:p>
            <text:p text:style-name="P3"><text:span text:style-name="T3">Many filtered images</text:span></text:p>
            <text:p text:style-name="P6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4" draw:layer="layout" svg:width="22.113cm" svg:height="20.013cm" svg:x="3.027cm" svg:y="1.037cm">
          <draw:text-box>
            <text:p text:style-name="P1"><text:span text:style-name="T1"/></text:p>
            <text:p text:style-name="P1"><text:span text:style-name="T1">THE PHOTOMETERS</text:span></text:p>
            <text:p text:style-name="P2"><text:span text:style-name="T2"/></text:p>
            <text:p text:style-name="P3"><text:span text:style-name="T5">Integral photometry:</text:span></text:p>
            <text:p text:style-name="P3"><text:span text:style-name="T3">Addition of the total ADU in a window</text:span></text:p>
            <text:p text:style-name="P3"><text:span text:style-name="T3">Determination of the background</text:span></text:p>
            <text:p text:style-name="P3"><text:span text:style-name="T6">buf1 phot</text:span><text:span text:style-name="T3"> </text:span></text:p>
            <text:p text:style-name="P3"><text:span text:style-name="T3"/></text:p>
            <text:p text:style-name="P3"><text:span text:style-name="T5">Fitting photometry:</text:span></text:p>
            <text:p text:style-name="P3"><text:span text:style-name="T3">The star profile is fitted with a gaussian</text:span></text:p>
            <text:p text:style-name="P3"><text:span text:style-name="T3">Non gaussian shapes (Moffat), problem with under samplings</text:span></text:p>
            <text:p text:style-name="P3"><text:span text:style-name="T6">buf1 fitgauss</text:span></text:p>
            <text:p text:style-name="P3"><text:span text:style-name="T5"/></text:p>
            <text:p text:style-name="P3"><text:span text:style-name="T5">Sextractor:</text:span></text:p>
            <text:p text:style-name="P3"><text:span text:style-name="T3">Isophotal method</text:span></text:p>
            <text:p text:style-name="P3"><text:span text:style-name="T3">Configure the ini file</text:span></text:p>
            <text:p text:style-name="P3"><text:span text:style-name="T6">sextractor</text:span></text:p>
            <text:p text:style-name="P3"><text:span text:style-name="T6"/></text:p>
            <text:p text:style-name="P3"><text:span text:style-name="T5">PSF fitting:</text:span></text:p>
            <text:p text:style-name="P3"><text:span text:style-name="T3">Isolate a reference star, translate it over the unknown star</text:span></text:p>
            <text:p text:style-name="P3"><text:span text:style-name="T7">Must have the good PSF star.</text:span></text:p>
            <text:p text:style-name="P3"><text:span text:style-name="T8">photompsf_onebox photompsf_addbox photompsf_fitboxbypsf</text:span><text:span text:style-name="T7"> </text:span></text:p>
            <text:p text:style-name="P3"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4" draw:layer="layout" svg:width="23.125cm" svg:height="14.989cm" svg:x="3.027cm" svg:y="1.037cm">
          <draw:text-box>
            <text:p text:style-name="P1"><text:span text:style-name="T1"/></text:p>
            <text:p text:style-name="P1"><text:span text:style-name="T1">PHOTOMETRY EQUATIONS</text:span></text:p>
            <text:p text:style-name="P2"><text:span text:style-name="T2"/></text:p>
            <text:p text:style-name="P3"><text:span text:style-name="T5">One unfiltered image:</text:span></text:p>
            <text:p text:style-name="P3"><text:span text:style-name="T3">mag = Zmag – 2.5 * log10 (F)</text:span></text:p>
            <text:p text:style-name="P3"><text:span text:style-name="T3">Use one calibration star with a similar color than the unknown star</text:span></text:p>
            <text:p text:style-name="P3"><text:span text:style-name="T3">Use the V or R magnitude (best CCD response) of Nomad1</text:span></text:p>
            <text:p text:style-name="P3"><text:span text:style-name="T3">Absolute accuracy ~0.5 mag</text:span></text:p>
            <text:p><text:span text:style-name="T9">buf1 xy2radec, vo_neareststar, expr</text:span></text:p>
            <text:p text:style-name="P3"><text:span text:style-name="T3"/></text:p>
            <text:p text:style-name="P3"><text:span text:style-name="T5">One filtered image:</text:span></text:p>
            <text:p text:style-name="P3"><text:span text:style-name="T3">magR = ZmagR – 2.5 * log10 (FR)</text:span></text:p>
            <text:p text:style-name="P3"><text:span text:style-name="T3">Use one calibration star with a similar color than the unknown star</text:span></text:p>
            <text:p text:style-name="P3"><text:span text:style-name="T3">Use the R magnitude of Nomad1</text:span></text:p>
            <text:p text:style-name="P3"><text:span text:style-name="T3">Absolute accuracy ~0.3 mag</text:span></text:p>
            <text:p><text:span text:style-name="T9">buf1 xy2radec, vo_neareststar, expr</text:span></text:p>
            <text:p text:style-name="P3"/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4" draw:layer="layout" svg:width="25.347cm" svg:height="18.837cm" svg:x="1.227cm" svg:y="1.037cm">
          <draw:text-box>
            <text:p text:style-name="P1"><text:span text:style-name="T1"/></text:p>
            <text:p text:style-name="P1"><text:span text:style-name="T1">PHOTOMETRY EQUATIONS</text:span></text:p>
            <text:p><text:span text:style-name="T9"/></text:p>
            <text:p text:style-name="P3"><text:span text:style-name="T5">Two filtered images:</text:span></text:p>
            <text:p text:style-name="P3"><text:span text:style-name="T3">magV = ZmagV – 2.5 * log10 (FV) + av * (magV – magR)</text:span></text:p>
            <text:p text:style-name="P3"><text:span text:style-name="T3">magR = ZmagR – 2.5 * log10 (FR) + ar * (magV – magR)</text:span></text:p>
            <text:p text:style-name="P3"><text:span text:style-name="T3">Use two calibration stars with a different colors </text:span></text:p>
            <text:p text:style-name="P3"><text:span text:style-name="T3">Use the V,R magnitudes of Loneos, Landolt </text:span></text:p>
            <text:p text:style-name="P3"><text:span text:style-name="T3">Absolute accuracy ~0.03 mag</text:span></text:p>
            <text:p text:style-name="P3"><text:span text:style-name="T9">photcal_matchfiles, photcal_fit, photcal_calibrate</text:span></text:p>
            <text:p text:style-name="P3"><text:span text:style-name="T9">(see the Tutorial help of AudeLA) </text:span></text:p>
            <text:p text:style-name="P3"><text:span text:style-name="T3"/></text:p>
            <text:p text:style-name="P3"><text:span text:style-name="T5">Many filtered images:</text:span></text:p>
            <text:p text:style-name="P3"><text:span text:style-name="T3">magV = ZmagV – 2.5 * log10 (FV) + av * (magV – magR) + Kv * airmass</text:span></text:p>
            <text:p text:style-name="P3"><text:span text:style-name="T3">magR = ZmagR – 2.5 * log10 (FR) + ar * (magV – magR) + Kr * airmass</text:span></text:p>
            <text:p text:style-name="P3"><text:span text:style-name="T3">Use &gt;3 calibration stars with a different colors </text:span></text:p>
            <text:p text:style-name="P3"><text:span text:style-name="T3">Use the V,R magnitudes of Loneos, Landolt </text:span></text:p>
            <text:p text:style-name="P3"><text:span text:style-name="T3">Absolute accuracy ~0.015 mag</text:span></text:p>
            <text:p text:style-name="P3"><text:span text:style-name="T9">photcal_matchfiles, photcal_fit, photcal_calibrate</text:span></text:p>
            <text:p text:style-name="P3"><text:span text:style-name="T9">(see the photomsn.tcl script in the examples) </text:span></text:p>
            <text:p text:style-name="P3"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itre_20_1" style:display-name="Titre 1" style:family="graphic">
      <style:paragraph-properties fo:margin-top="0.746cm" fo:margin-bottom="0.374cm" style:text-autospace="none"/>
      <style:text-properties fo:font-family="Arial" style:font-family-generic="swiss" style:font-pitch="variable" fo:font-size="16pt" fo:font-weight="bold" style:font-family-asian="Tahoma" style:font-family-generic-asian="swiss" style:font-pitch-asian="variable" style:font-size-asian="16pt" style:font-weight-asian="bold" style:font-family-complex="'Andale Sans UI', 'Arial Unicode MS'" style:font-family-generic-complex="swiss" style:font-pitch-complex="variable" style:font-weight-complex="bold"/>
    </style:style>
    <style:style style:name="Titre_20_2" style:display-name="Titre 2" style:family="graphic">
      <style:paragraph-properties fo:margin-top="0.746cm" fo:margin-bottom="0.374cm" style:text-autospace="none"/>
      <style:text-properties fo:font-family="Arial" style:font-family-generic="swiss" style:font-pitch="variable" fo:font-size="14pt" fo:font-style="italic" fo:font-weight="bold" style:font-family-asian="Tahoma" style:font-family-generic-asian="swiss" style:font-pitch-asian="variable" style:font-size-asian="14pt" style:font-style-asian="italic" style:font-weight-asian="bold" style:font-family-complex="'Andale Sans UI', 'Arial Unicode MS'" style:font-family-generic-complex="swiss" style:font-pitch-complex="variable" style:font-style-complex="italic" style:font-weight-complex="bold"/>
    </style:style>
    <style:style style:name="Puce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Liste" style:family="graphic">
      <style:paragraph-properties fo:margin-top="0cm" fo:margin-bottom="0.374cm" style:text-autospace="none"/>
      <style:text-properties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family-asian="Mangal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family-asian="Mang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6H24M45S</meta:editing-duration>
    <meta:editing-cycles>145</meta:editing-cycles>
    <meta:generator>OpenOffice.org/3.4.1$Win32 OpenOffice.org_project/341m1$Build-9593</meta:generator>
    <dc:date>2012-12-06T09:01:21.07</dc:date>
    <meta:document-statistic meta:object-count="59"/>
  </office:meta>
</office:document-meta>
</file>